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isStartTL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IncludeFileNam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iler.setTo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IgnoreInvalidRecipient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Message( Messag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Headers( Vec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Files( Vector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houldIgnoreInvalid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EnableStartTL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ReplyTo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Bcc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SSL(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Cc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.setFrom( EmailAddress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